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1D0000028FE0BF05D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24.633cm" fo:margin-left="0.018cm" fo:margin-top="0cm" fo:margin-bottom="0cm" table:align="left" style:writing-mode="page"/>
    </style:style>
    <style:style style:name="Tableau1.A" style:family="table-column">
      <style:table-column-properties style:column-width="2.141cm"/>
    </style:style>
    <style:style style:name="Tableau1.B" style:family="table-column">
      <style:table-column-properties style:column-width="22.49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2" style:family="table">
      <style:table-properties style:width="24.617cm" fo:margin-left="0.018cm" fo:margin-top="0cm" fo:margin-bottom="0cm" table:align="left" style:writing-mode="page"/>
    </style:style>
    <style:style style:name="Tableau2.A" style:family="table-column">
      <style:table-column-properties style:column-width="2.194cm"/>
    </style:style>
    <style:style style:name="Tableau2.B" style:family="table-column">
      <style:table-column-properties style:column-width="5.373cm"/>
    </style:style>
    <style:style style:name="Tableau2.C" style:family="table-column">
      <style:table-column-properties style:column-width="7.327cm"/>
    </style:style>
    <style:style style:name="Tableau2.D" style:family="table-column">
      <style:table-column-properties style:column-width="9.72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" style:family="table">
      <style:table-properties style:width="24.575cm" fo:margin-left="0.245cm" fo:margin-top="0cm" fo:margin-bottom="0cm" table:align="left" style:writing-mode="page"/>
    </style:style>
    <style:style style:name="Tableau3.A" style:family="table-column">
      <style:table-column-properties style:column-width="3.26cm"/>
    </style:style>
    <style:style style:name="Tableau3.B" style:family="table-column">
      <style:table-column-properties style:column-width="3.704cm"/>
    </style:style>
    <style:style style:name="Tableau3.C" style:family="table-column">
      <style:table-column-properties style:column-width="4.106cm"/>
    </style:style>
    <style:style style:name="Tableau3.D" style:family="table-column">
      <style:table-column-properties style:column-width="8.594cm"/>
    </style:style>
    <style:style style:name="Tableau3.E" style:family="table-column">
      <style:table-column-properties style:column-width="4.91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au3.2" style:family="table-row">
      <style:table-row-properties style:min-row-height="3.429cm" fo:keep-together="auto"/>
    </style:style>
    <style:style style:name="Tableau3.3" style:family="table-row">
      <style:table-row-properties style:min-row-height="3.648cm" fo:keep-together="auto"/>
    </style:style>
    <style:style style:name="Tableau3.A4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/>
    </style:style>
    <style:style style:name="P2" style:family="paragraph" style:parent-style-name="normal">
      <style:paragraph-properties fo:text-align="start" style:justify-single-word="false"/>
      <style:text-properties officeooo:paragraph-rsid="0003510b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>
      <style:paragraph-properties fo:line-height="100%" fo:orphans="0" fo:widows="0"/>
      <style:text-properties fo:color="#2c3338" loext:opacity="100%" style:font-name="Montserrat" fo:font-style="normal" fo:background-color="#ffffff" style:font-name-asian="Montserrat1" style:font-style-asian="normal" style:font-name-complex="Montserrat1" style:font-style-complex="normal"/>
    </style:style>
    <style:style style:name="P5" style:family="paragraph" style:parent-style-name="normal">
      <style:paragraph-properties fo:line-height="100%" fo:orphans="0" fo:widows="0"/>
      <style:text-properties fo:font-style="normal" style:font-style-asian="normal" style:font-style-complex="normal"/>
    </style:style>
    <style:style style:name="P6" style:family="paragraph" style:parent-style-name="normal">
      <style:paragraph-properties fo:line-height="100%" fo:orphans="0" fo:widows="0"/>
      <style:text-properties fo:font-style="normal" officeooo:rsid="0003510b" officeooo:paragraph-rsid="0003510b" style:font-style-asian="normal" style:font-style-complex="normal"/>
    </style:style>
    <style:style style:name="P7" style:family="paragraph" style:parent-style-name="normal">
      <style:paragraph-properties fo:line-height="100%" fo:orphans="0" fo:widows="0"/>
      <style:text-properties fo:font-style="normal" officeooo:rsid="0003510b" officeooo:paragraph-rsid="0004edb4" style:font-style-asian="normal" style:font-style-complex="normal"/>
    </style:style>
    <style:style style:name="P8" style:family="paragraph" style:parent-style-name="normal">
      <style:paragraph-properties fo:line-height="100%" fo:orphans="0" fo:widows="0"/>
      <style:text-properties fo:font-style="normal" officeooo:rsid="0004edb4" officeooo:paragraph-rsid="0004edb4" style:font-style-asian="normal" style:font-style-complex="normal"/>
    </style:style>
    <style:style style:name="P9" style:family="paragraph" style:parent-style-name="Title" style:master-page-name="Standard">
      <style:paragraph-properties fo:margin-top="0cm" fo:margin-bottom="0.423cm" style:contextual-spacing="false" fo:line-height="100%" fo:text-align="center" style:justify-single-word="false" fo:orphans="0" fo:widows="0" style:page-number="1"/>
    </style:style>
    <style:style style:name="P10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</style:style>
    <style:style style:name="P11" style:family="paragraph" style:parent-style-name="normal">
      <style:paragraph-properties fo:line-height="100%" fo:orphans="0" fo:widows="0"/>
    </style:style>
    <style:style style:name="P12" style:family="paragraph" style:parent-style-name="normal" style:list-style-name="WWNum5">
      <style:paragraph-properties fo:margin-left="1.27cm" fo:line-height="100%" fo:orphans="0" fo:widows="0" fo:text-indent="-0.635cm" style:auto-text-indent="false"/>
    </style:style>
    <style:style style:name="P13" style:family="paragraph" style:parent-style-name="normal" style:list-style-name="WWNum8">
      <style:paragraph-properties fo:margin-left="1.27cm" fo:line-height="100%" fo:orphans="0" fo:widows="0" fo:text-indent="-0.635cm" style:auto-text-indent="false"/>
    </style:style>
    <style:style style:name="P14" style:family="paragraph" style:parent-style-name="normal" style:list-style-name="WWNum4">
      <style:paragraph-properties fo:margin-left="1.27cm" fo:line-height="100%" fo:orphans="0" fo:widows="0" fo:text-indent="-0.635cm" style:auto-text-indent="false"/>
    </style:style>
    <style:style style:name="P15" style:family="paragraph" style:parent-style-name="normal" style:list-style-name="WWNum2">
      <style:paragraph-properties fo:margin-left="1.27cm" fo:line-height="100%" fo:orphans="0" fo:widows="0" fo:text-indent="-0.635cm" style:auto-text-indent="false"/>
    </style:style>
    <style:style style:name="P16" style:family="paragraph" style:parent-style-name="normal" style:list-style-name="WWNum1">
      <style:paragraph-properties fo:margin-left="1.27cm" fo:line-height="100%" fo:orphans="0" fo:widows="0" fo:text-indent="-0.635cm" style:auto-text-indent="false"/>
    </style:style>
    <style:style style:name="P17" style:family="paragraph" style:parent-style-name="normal" style:list-style-name="WWNum6">
      <style:paragraph-properties fo:margin-left="1.27cm" fo:line-height="100%" fo:orphans="0" fo:widows="0" fo:text-indent="-0.635cm" style:auto-text-indent="false"/>
    </style:style>
    <style:style style:name="P18" style:family="paragraph" style:parent-style-name="normal" style:list-style-name="WWNum3">
      <style:paragraph-properties fo:margin-left="1.27cm" fo:line-height="100%" fo:orphans="0" fo:widows="0" fo:text-indent="-0.635cm" style:auto-text-indent="false"/>
    </style:style>
    <style:style style:name="P19" style:family="paragraph" style:parent-style-name="normal">
      <style:text-properties style:font-name="Montserrat" style:font-name-asian="Montserrat1" style:font-name-complex="Montserrat1"/>
    </style:style>
    <style:style style:name="P20" style:family="paragraph" style:parent-style-name="normal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21" style:family="paragraph" style:parent-style-name="normal">
      <style:paragraph-properties fo:margin-left="0cm" fo:line-height="100%" fo:orphans="0" fo:widows="0" fo:text-indent="0cm" style:auto-text-indent="false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22" style:family="paragraph" style:parent-style-name="normal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23" style:family="paragraph" style:parent-style-name="normal">
      <style:paragraph-properties fo:margin-left="1.27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24" style:family="paragraph" style:parent-style-name="normal">
      <style:text-properties style:font-name="Montserrat" fo:font-size="12pt" style:font-name-asian="Montserrat1" style:font-size-asian="12pt" style:font-name-complex="Montserrat1" style:font-size-complex="12pt"/>
    </style:style>
    <style:style style:name="P25" style:family="paragraph" style:parent-style-name="normal">
      <style:paragraph-properties fo:line-height="100%" fo:orphans="0" fo:widows="0"/>
      <style:text-properties style:font-name="Montserrat" fo:font-style="normal" style:font-name-asian="Montserrat1" style:font-style-asian="normal" style:font-name-complex="Montserrat1" style:font-style-complex="normal"/>
    </style:style>
    <style:style style:name="P26" style:family="paragraph" style:parent-style-name="normal">
      <style:paragraph-properties fo:line-height="100%" fo:orphans="0" fo:widows="0"/>
      <style:text-properties style:font-name="Montserrat" fo:font-style="normal" officeooo:rsid="0003510b" officeooo:paragraph-rsid="0003510b" style:font-name-asian="Montserrat1" style:font-style-asian="normal" style:font-name-complex="Montserrat1" style:font-style-complex="normal"/>
    </style:style>
    <style:style style:name="P27" style:family="paragraph" style:parent-style-name="normal">
      <style:paragraph-properties fo:line-height="100%" fo:orphans="0" fo:widows="0"/>
      <style:text-properties style:font-name="Montserrat" fo:font-style="normal" officeooo:rsid="0004edb4" officeooo:paragraph-rsid="0004edb4" style:font-name-asian="Montserrat1" style:font-style-asian="normal" style:font-name-complex="Montserrat1" style:font-style-complex="normal"/>
    </style:style>
    <style:style style:name="P28" style:family="paragraph" style:parent-style-name="normal">
      <style:paragraph-properties fo:line-height="100%" fo:orphans="0" fo:widows="0"/>
      <style:text-properties style:font-name="Montserrat" fo:font-style="normal" officeooo:rsid="0004edb4" officeooo:paragraph-rsid="00069649" style:font-name-asian="Montserrat1" style:font-style-asian="normal" style:font-name-complex="Montserrat1" style:font-style-complex="normal"/>
    </style:style>
    <style:style style:name="P29" style:family="paragraph" style:parent-style-name="normal">
      <style:paragraph-properties fo:line-height="100%" fo:orphans="0" fo:widows="0"/>
      <style:text-properties style:font-name="Montserrat" fo:font-style="normal" officeooo:rsid="00069649" officeooo:paragraph-rsid="00069649" style:font-name-asian="Montserrat1" style:font-style-asian="normal" style:font-name-complex="Montserrat1" style:font-style-complex="normal"/>
    </style:style>
    <style:style style:name="P30" style:family="paragraph" style:parent-style-name="normal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31" style:family="paragraph" style:parent-style-name="normal">
      <style:paragraph-properties fo:margin-left="0cm" fo:line-height="100%" fo:orphans="0" fo:widows="0" fo:text-indent="0cm" style:auto-text-indent="false"/>
      <style:text-properties style:font-name="Montserrat" fo:font-size="14pt" fo:font-weight="bold" officeooo:paragraph-rsid="0004edb4" style:font-name-asian="Montserrat1" style:font-size-asian="14pt" style:font-weight-asian="bold" style:font-name-complex="Montserrat1" style:font-size-complex="14pt"/>
    </style:style>
    <style:style style:name="P32" style:family="paragraph" style:parent-style-name="normal">
      <style:paragraph-properties fo:line-height="100%" fo:orphans="0" fo:widows="0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normal" style:list-style-name="WWNum4">
      <style:paragraph-properties fo:margin-left="1.27cm" fo:text-indent="-0.635cm" style:auto-text-indent="false"/>
    </style:style>
    <style:style style:name="P34" style:family="paragraph" style:parent-style-name="normal">
      <style:paragraph-properties fo:text-indent="-0.026cm" style:auto-text-indent="false"/>
    </style:style>
    <style:style style:name="P35" style:family="paragraph" style:parent-style-name="normal" style:list-style-name="WWNum7">
      <style:paragraph-properties fo:margin-left="1.27cm" fo:text-indent="-0.635cm" style:auto-text-indent="false"/>
    </style:style>
    <style:style style:name="P36" style:family="paragraph" style:parent-style-name="normal">
      <style:paragraph-properties fo:line-height="100%" fo:orphans="0" fo:widows="0"/>
      <style:text-properties fo:font-style="normal" officeooo:rsid="00069649" officeooo:paragraph-rsid="00069649" style:font-style-asian="normal" style:font-style-complex="normal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Montserrat" style:font-name-asian="Montserrat1" style:font-name-complex="Montserrat1"/>
    </style:style>
    <style:style style:name="T2" style:family="text">
      <style:text-properties style:font-name="Montserrat" officeooo:rsid="0003510b" style:font-name-asian="Montserrat1" style:font-name-complex="Montserrat1"/>
    </style:style>
    <style:style style:name="T3" style:family="text">
      <style:text-properties style:font-name="Montserrat" officeooo:rsid="0004edb4" style:font-name-asian="Montserrat1" style:font-name-complex="Montserrat1"/>
    </style:style>
    <style:style style:name="T4" style:family="text">
      <style:text-properties style:font-name="Montserrat" officeooo:rsid="00069649" style:font-name-asian="Montserrat1" style:font-name-complex="Montserrat1"/>
    </style:style>
    <style:style style:name="T5" style:family="text">
      <style:text-properties style:font-name="Montserrat" fo:font-weight="bold" style:font-name-asian="Montserrat1" style:font-weight-asian="bold" style:font-name-complex="Montserrat1"/>
    </style:style>
    <style:style style:name="T6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7" style:family="text">
      <style:text-properties style:font-name="Montserrat" fo:font-size="12pt" style:text-underline-style="solid" style:text-underline-width="auto" style:text-underline-color="font-color" style:font-name-asian="Montserrat1" style:font-size-asian="12pt" style:font-name-complex="Montserrat1" style:font-size-complex="12pt"/>
    </style:style>
    <style:style style:name="T8" style:family="text"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T9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10" style:family="text">
      <style:text-properties style:font-name="Montserrat" fo:font-size="12pt" style:text-underline-style="none" style:font-name-asian="Montserrat1" style:font-size-asian="12pt" style:font-name-complex="Montserrat1" style:font-size-complex="12pt"/>
    </style:style>
    <style:style style:name="T11" style:family="text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T12" style:family="text">
      <style:text-properties style:font-name="Montserrat" fo:font-size="14pt" style:text-underline-style="none" fo:font-weight="bold" style:font-name-asian="Montserrat1" style:font-size-asian="14pt" style:font-weight-asian="bold" style:font-name-complex="Montserrat1" style:font-size-complex="14pt"/>
    </style:style>
    <style:style style:name="T13" style:family="text">
      <style:text-properties officeooo:rsid="00069649"/>
    </style:style>
    <style:style style:name="T14" style:family="text">
      <style:text-properties officeooo:rsid="0004edb4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1"><text:span text:style-name="T1"/></text:p>
      <text:p text:style-name="P10" loext:marker-style-name="T1"><text:span text:style-name="T1"/></text:p>
      <text:p text:style-name="P10" loext:marker-style-name="T1"><text:span text:style-name="T1"/></text:p>
      <text:p text:style-name="P10" loext:marker-style-name="T1"><text:bookmark text:name="_1jgtpi0w9ri"/><text:span text:style-name="T1">Spécifications techniques</text:span><text:span text:style-name="T1"/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 loext:marker-style-name="T1"><text:span text:style-name="T5">Projet</text:span><text:span text:style-name="T1"> </text:span></text:p>
          </table:table-cell>
          <table:table-cell table:style-name="Tableau1.A1" office:value-type="string">
            <text:p text:style-name="P3" loext:marker-style-name="T1"><text:span text:style-name="T1">[nom du projet + nom du client]</text:span><text:span text:style-name="T1"/></text:p>
          </table:table-cell>
        </table:table-row>
      </table:table>
      <text:p text:style-name="P19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" loext:marker-style-name="T5"><text:span text:style-name="T5">Version</text:span><text:span text:style-name="T5"/></text:p>
          </table:table-cell>
          <table:table-cell table:style-name="Tableau2.A1" office:value-type="string">
            <text:p text:style-name="P3" loext:marker-style-name="T5"><text:span text:style-name="T5">Auteur</text:span><text:span text:style-name="T5"/></text:p>
          </table:table-cell>
          <table:table-cell table:style-name="Tableau2.A1" office:value-type="string">
            <text:p text:style-name="P3" loext:marker-style-name="T5"><text:span text:style-name="T5">Date</text:span><text:span text:style-name="T5"/></text:p>
          </table:table-cell>
          <table:table-cell table:style-name="Tableau2.A1" office:value-type="string">
            <text:p text:style-name="P3" loext:marker-style-name="T5"><text:span text:style-name="T5">Approbation </text:span><text:span text:style-name="T5"/></text:p>
          </table:table-cell>
        </table:table-row>
        <table:table-row table:style-name="Tableau2.1">
          <table:table-cell table:style-name="Tableau2.A1" office:value-type="string">
            <text:p text:style-name="P3" loext:marker-style-name="T1"><text:span text:style-name="T1">1.0</text:span><text:span text:style-name="T1"/></text:p>
          </table:table-cell>
          <table:table-cell table:style-name="Tableau2.A1" office:value-type="string">
            <text:p text:style-name="P3" loext:marker-style-name="T1"><text:span text:style-name="T1">[nom de l’auteur]</text:span><text:span text:style-name="T1"/></text:p>
          </table:table-cell>
          <table:table-cell table:style-name="Tableau2.A1" office:value-type="string">
            <text:p text:style-name="P3" loext:marker-style-name="T1"><text:span text:style-name="T1">[date de réalisation du document]</text:span><text:span text:style-name="T1"/></text:p>
          </table:table-cell>
          <table:table-cell table:style-name="Tableau2.A1" office:value-type="string">
            <text:p text:style-name="P3" loext:marker-style-name="T1"><text:span text:style-name="T1">[nom de la personne qui doit valider le document]</text:span><text:span text:style-name="T1"/></text:p>
          </table:table-cell>
        </table:table-row>
      </table:table>
      <text:p text:style-name="P19" loext:marker-style-name="T1"/>
      <text:p text:style-name="normal" loext:marker-style-name="T8"><text:span text:style-name="T6">Le but de ce document est de </text:span><text:span text:style-name="T7">définir et justifier</text:span><text:span text:style-name="T6"> les spécifications techniques de [nom du projet].</text:span></text:p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20" loext:marker-style-name="T8"/>
      <text:p text:style-name="P32" loext:marker-style-name="T8"/>
      <text:list xml:id="list2188261393" text:style-name="WWNum4">
        <text:list-item>
          <text:p text:style-name="P33" loext:marker-style-name="T11"><text:soft-page-break/><text:span text:style-name="T11">Choix technologiques</text:span><text:span text:style-name="T11"/></text:p>
        </text:list-item>
      </text:list>
      <text:p text:style-name="P34" loext:marker-style-name="T8"><draw:rect text:anchor-type="as-char" style:rel-width="100%" draw:z-index="5" draw:name="Forme1" draw:style-name="gr1" draw:text-style-name="P37" svg:width="24.621cm" svg:height="0.054cm"><text:p/></draw:rect></text:p>
      <text:p text:style-name="P20" loext:marker-style-name="T8"/>
      <text:list text:style-name="WWNum5">
        <text:list-item>
          <text:p text:style-name="P12" loext:marker-style-name="T6"><text:span text:style-name="T6">État des lieux des besoins fonctionnels et de leurs solutions techniques :</text:span><text:span text:style-name="T6"/></text:p>
        </text:list-item>
      </text:list>
      <text:p text:style-name="normal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3" loext:marker-style-name="T5"><text:span text:style-name="T5">Besoin </text:span><text:span text:style-name="T5"/></text:p>
          </table:table-cell>
          <table:table-cell table:style-name="Tableau3.A1" office:value-type="string">
            <text:p text:style-name="P3" loext:marker-style-name="T5"><text:span text:style-name="T5">Contraintes</text:span><text:span text:style-name="T5"/></text:p>
          </table:table-cell>
          <table:table-cell table:style-name="Tableau3.A1" office:value-type="string">
            <text:p text:style-name="P3" loext:marker-style-name="T5"><text:span text:style-name="T5">Solution</text:span><text:span text:style-name="T5"/></text:p>
          </table:table-cell>
          <table:table-cell table:style-name="Tableau3.A1" office:value-type="string">
            <text:p text:style-name="P3" loext:marker-style-name="T5"><text:span text:style-name="T5">Description de la solution</text:span><text:span text:style-name="T5"/></text:p>
          </table:table-cell>
          <table:table-cell table:style-name="Tableau3.A1" office:value-type="string">
            <text:p text:style-name="P3" loext:marker-style-name="T5"><text:span text:style-name="T5">Justification (2 arguments)</text:span><text:span text:style-name="T5"/></text:p>
          </table:table-cell>
        </table:table-row>
        <table:table-row table:style-name="Tableau3.2">
          <table:table-cell table:style-name="Tableau3.A1" office:value-type="string">
            <text:p text:style-name="P5"><text:span text:style-name="T1">Création d'un </text:span><text:span text:style-name="T2">plat /</text:span><text:span text:style-name="T1"> catégorie</text:span></text:p>
            <text:p text:style-name="P25">--------------</text:p>
            <text:p text:style-name="P26">Infos légales</text:p>
          </table:table-cell>
          <table:table-cell table:style-name="Tableau3.A1" office:value-type="string">
            <text:p text:style-name="P25">L'ajout d'une catégorie doit pouvoir se faire directement sur l'écran de création de menu depuis une modale.</text:p>
          </table:table-cell>
          <table:table-cell table:style-name="Tableau3.A1" office:value-type="string">
            <text:p text:style-name="P5"><text:span text:style-name="T1">react-modal </text:span></text:p>
          </table:table-cell>
          <table:table-cell table:style-name="Tableau3.A1" office:value-type="string">
            <text:p text:style-name="P5"><text:span text:style-name="T1">Cette librairie React permet de créer simplement des modales</text:span><text:span text:style-name="T3"> </text:span><text:span text:style-name="T1">performantes, avec un minimum de code.</text:span></text:p>
            <text:p text:style-name="P4"/>
          </table:table-cell>
          <table:table-cell table:style-name="Tableau3.A1" office:value-type="string">
            <text:p text:style-name="P25"><text:s/>1) Nous avons choisi de développer en React, la librairie est cohérente avec ce choix.</text:p>
            <text:p text:style-name="P5"><text:span text:style-name="T1">2) </text:span><text:span text:style-name="T4">Librairie la plus utilisée</text:span></text:p>
          </table:table-cell>
        </table:table-row>
        <table:table-row table:style-name="Tableau3.3">
          <table:table-cell table:style-name="Tableau3.A1" office:value-type="string">
            <text:p text:style-name="P26">Animations bannière / formes géométriques</text:p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26">react-spring</text:p>
          </table:table-cell>
          <table:table-cell table:style-name="Tableau3.A1" office:value-type="string">
            <text:p text:style-name="P26">Permet de créer et manipuler des animations fluides avec de bonnes performances</text:p>
          </table:table-cell>
          <table:table-cell table:style-name="Tableau3.A1" office:value-type="string">
            <text:p text:style-name="P6"><text:span text:style-name="T3">1)</text:span><text:span text:style-name="T1">Librairie </text:span><text:span text:style-name="T3">adaptée à React</text:span></text:p>
            <text:p text:style-name="P8"><text:span text:style-name="T1">2) Permet de meilleures performances d’animations interactives</text:span></text:p>
            <text:p text:style-name="P6"><text:span text:style-name="T3"/></text:p>
          </table:table-cell>
        </table:table-row>
        <table:table-row table:style-name="Tableau3.1">
          <table:table-cell table:style-name="Tableau3.A4" office:value-type="string">
            <text:p text:style-name="P26">Choix du style de menu</text:p>
          </table:table-cell>
          <table:table-cell table:style-name="Tableau3.A4" office:value-type="string">
            <text:p text:style-name="P6"><text:span text:style-name="T1">Visualiser le menu actuellement créé</text:span></text:p>
          </table:table-cell>
          <table:table-cell table:style-name="Tableau3.A4" office:value-type="string">
            <text:p text:style-name="P26">1. Styled-components</text:p>
            <text:p text:style-name="P6"><text:span text:style-name="T1">2.useEffect()</text:span></text:p>
            <text:p text:style-name="P6"><text:span text:style-name="T1"/></text:p>
          </table:table-cell>
          <table:table-cell table:style-name="Tableau3.A4" office:value-type="string">
            <text:p text:style-name="P26">1. Permet de gérer facilement le style depuis le code JavaScript</text:p>
            <text:p text:style-name="P6"><text:span text:style-name="T1">2. Permet de manipuler le menu et d’observer les changements en temps réel</text:span></text:p>
          </table:table-cell>
          <table:table-cell table:style-name="Tableau3.A4" office:value-type="string">
            <text:p text:style-name="P26">1. Praticité de la manipulation du CSS</text:p>
            <text:p text:style-name="P6"><text:span text:style-name="T1">2. Menu mis à jour automatiquement par la fonction.</text:span></text:p>
          </table:table-cell>
        </table:table-row>
        <table:table-row table:style-name="Tableau3.1">
          <table:table-cell table:style-name="Tableau3.A4" office:value-type="string">
            <text:p text:style-name="P26">Menu PDF</text:p>
          </table:table-cell>
          <table:table-cell table:style-name="Tableau3.A4" office:value-type="string">
            <text:p text:style-name="P26">Télécharger le menu en un clic</text:p>
          </table:table-cell>
          <table:table-cell table:style-name="Tableau3.A4" office:value-type="string">
            <text:p text:style-name="P26">React-pdf</text:p>
          </table:table-cell>
          <table:table-cell table:style-name="Tableau3.A4" office:value-type="string">
            <text:p text:style-name="P26">Permet la création d’un fichier pdf à partir du menu édité</text:p>
          </table:table-cell>
          <table:table-cell table:style-name="Tableau3.A4" office:value-type="string">
            <text:p text:style-name="P6"><text:span text:style-name="T3">1)</text:span><text:span text:style-name="T1">Librairie conçue pour react</text:span></text:p>
            <text:p text:style-name="P27">2) Simple à manipuler</text:p>
          </table:table-cell>
        </table:table-row>
        <text:soft-page-break/>
        <table:table-row table:style-name="Tableau3.1">
          <table:table-cell table:style-name="Tableau3.A4" office:value-type="string">
            <text:p text:style-name="P26">Deliveroo</text:p>
          </table:table-cell>
          <table:table-cell table:style-name="Tableau3.A4" office:value-type="string">
            <text:p text:style-name="P26">Exportation du menu sur Deliveroo //</text:p>
            <text:p text:style-name="P26">Gérer les fonctionnalités Deliveroo ? ( Commandes / Horaires / Livreurs )</text:p>
            <text:p text:style-name="P6"><text:span text:style-name="T1"/></text:p>
          </table:table-cell>
          <table:table-cell table:style-name="Tableau3.A4" office:value-type="string">
            <text:p text:style-name="P26">Partner Platform Suite</text:p>
          </table:table-cell>
          <table:table-cell table:style-name="Tableau3.A4" office:value-type="string">
            <text:p text:style-name="P26">Contient plusieurs API permettant de gérer toutes les infos relatives à Deliveroo</text:p>
            <text:p text:style-name="P26">- Menu API : Upload du menu / gérer la disponibilité du produit</text:p>
            <text:p text:style-name="P26">- Orders API : Gérer les commandes</text:p>
            <text:p text:style-name="P26">- Site API : Horaires / Traffic du restaurant</text:p>
            <text:p text:style-name="P26">- Rider Status API : Informations relatives aux livreurs</text:p>
          </table:table-cell>
          <table:table-cell table:style-name="Tableau3.A4" office:value-type="string">
            <text:p text:style-name="P6"><text:span text:style-name="T3">1) </text:span><text:span text:style-name="T1">Contient toutes les fonctionnalités nécessaires </text:span><text:span text:style-name="T3">à l’utilisation de Deliveroo pour un restaurateur.</text:span></text:p>
            <text:p text:style-name="P8"><text:span text:style-name="T1">2) API officielles de la plateforme de livraison.</text:span></text:p>
          </table:table-cell>
        </table:table-row>
        <table:table-row table:style-name="Tableau3.1">
          <table:table-cell table:style-name="Tableau3.A4" office:value-type="string">
            <text:p text:style-name="P27">Dashboard</text:p>
          </table:table-cell>
          <table:table-cell table:style-name="Tableau3.A4" office:value-type="string">
            <text:p text:style-name="P27">Avoir accès à la création, diffusion, impression de menus + articles de blog</text:p>
          </table:table-cell>
          <table:table-cell table:style-name="Tableau3.A4" office:value-type="string">
            <text:p text:style-name="P27">React-router</text:p>
            <text:p text:style-name="P27"/>
          </table:table-cell>
          <table:table-cell table:style-name="Tableau3.A4" office:value-type="string">
            <text:p text:style-name="P27">1.Définit des routes vers différentes pages, accessible directement dans le Dashboard</text:p>
            <text:p text:style-name="P7"><text:span text:style-name="T3">2.</text:span><text:span text:style-name="T1">Permet de manipuler les informations relatives à chaque menu pour les modifier, supprimer, ou en ajouter</text:span></text:p>
          </table:table-cell>
          <table:table-cell table:style-name="Tableau3.A4" office:value-type="string">
            <text:p text:style-name="P27">1.Permet la consultation de toutes les sections depuis un seul endroit.</text:p>
            <text:p text:style-name="P7"><text:span text:style-name="T1"/></text:p>
          </table:table-cell>
        </table:table-row>
        <table:table-row table:style-name="Tableau3.1">
          <table:table-cell table:style-name="Tableau3.A4" office:value-type="string">
            <text:p text:style-name="P27">Accessibilité</text:p>
          </table:table-cell>
          <table:table-cell table:style-name="Tableau3.A4" office:value-type="string">
            <text:p text:style-name="P27">Navigation au clavier et site lisible par un lecteur d’écran</text:p>
          </table:table-cell>
          <table:table-cell table:style-name="Tableau3.A4" office:value-type="string">
            <text:p text:style-name="P29">React Aria</text:p>
            <text:p text:style-name="P8"><text:span text:style-name="T1"/></text:p>
          </table:table-cell>
          <table:table-cell table:style-name="Tableau3.A4" office:value-type="string">
            <text:p text:style-name="P27">Aide à déceler les problèmes d’accessibilité durant le développement.</text:p>
          </table:table-cell>
          <table:table-cell table:style-name="Tableau3.A4" office:value-type="string">
            <text:p text:style-name="P27">1) <text:span text:style-name="T13">Assiste les lecteurs d’écran et la navigation au clavier</text:span></text:p>
            <text:p text:style-name="P27">2) Paramétrable en fonction des besoins</text:p>
          </table:table-cell>
        </table:table-row>
        <table:table-row table:style-name="Tableau3.1"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28"><text:span text:style-name="T13">REST API</text:span></text:p>
          </table:table-cell>
          <table:table-cell table:style-name="Tableau3.A4" office:value-type="string">
            <text:p text:style-name="P27"/>
          </table:table-cell>
          <table:table-cell table:style-name="Tableau3.A4" office:value-type="string">
            <text:p text:style-name="P36"><text:span text:style-name="T1">1) Permet de réutiliser les réponses reçues pour améliorer l’interaction.</text:span></text:p>
            <text:p text:style-name="P36"><text:span text:style-name="T1">2) Sécurité améliorée grâce au système de couches.</text:span></text:p>
          </table:table-cell>
        </table:table-row>
      </table:table>
      <text:p text:style-name="P22" loext:marker-style-name="T6"/>
      <text:p text:style-name="P22" loext:marker-style-name="T6"/>
      <text:list xml:id="list102049730582709" text:continue-list="list2188261393" text:style-name="WWNum4">
        <text:list-item>
          <text:p text:style-name="P33" loext:marker-style-name="T11"><text:span text:style-name="T11">Liens avec le back-end </text:span><text:span text:style-name="T11"/></text:p>
        </text:list-item>
      </text:list>
      <text:p text:style-name="P34" loext:marker-style-name="T8"><draw:rect text:anchor-type="as-char" style:rel-width="100%" draw:z-index="6" draw:name="Forme2" draw:style-name="gr1" draw:text-style-name="P37" svg:width="24.621cm" svg:height="0.054cm"><text:p/></draw:rect></text:p>
      <text:p text:style-name="P22" loext:marker-style-name="T6"/>
      <text:list text:style-name="WWNum7">
        <text:list-item>
          <text:p text:style-name="P35" loext:marker-style-name="T6"><text:span text:style-name="T6">Quel langage pour le serveur ? <text:s/></text:span><text:span text:style-name="T9">Ex. :</text:span><text:span text:style-name="T6"> </text:span><text:span text:style-name="T9">NodeJS / PHP / Python, etc.</text:span></text:p>
        </text:list-item>
        <text:list-item>
          <text:p text:style-name="P35" loext:marker-style-name="T10"><text:soft-page-break/><text:span text:style-name="T6">A-t-on besoin d’une API ? Si oui laquelle ? <text:s/></text:span><text:span text:style-name="T10"/></text:p>
        </text:list-item>
        <text:list-item>
          <text:p text:style-name="P35" loext:marker-style-name="T10"><text:span text:style-name="T6">Base de données choisie : </text:span><text:span text:style-name="T9">Ex : SQL / NO SQL</text:span><text:span text:style-name="T6">.</text:span></text:p>
        </text:list-item>
      </text:list>
      <text:p text:style-name="P24" loext:marker-style-name="T6"/>
      <text:p text:style-name="P30" loext:marker-style-name="T11"/>
      <text:p text:style-name="P30" loext:marker-style-name="T11"/>
      <text:list xml:id="list102048601214189" text:continue-list="list102049730582709" text:style-name="WWNum4">
        <text:list-item>
          <text:p text:style-name="P33" loext:marker-style-name="T11"><text:span text:style-name="T11">Préconisations concernant le domaine et l’hébergement</text:span><text:span text:style-name="T11"/></text:p>
        </text:list-item>
      </text:list>
      <text:p text:style-name="P34" loext:marker-style-name="T8"><draw:rect text:anchor-type="as-char" style:rel-width="100%" draw:z-index="7" draw:name="Forme3" draw:style-name="gr1" draw:text-style-name="P37" svg:width="24.621cm" svg:height="0.054cm"><text:p/></draw:rect></text:p>
      <text:p text:style-name="P22" loext:marker-style-name="T6"/>
      <text:list text:style-name="WWNum8">
        <text:list-item>
          <text:p text:style-name="P13" loext:marker-style-name="T6"><text:span text:style-name="T6">Nom du domaine.</text:span><text:span text:style-name="T6"/></text:p>
        </text:list-item>
        <text:list-item>
          <text:p text:style-name="P13" loext:marker-style-name="T6"><text:span text:style-name="T6">Nom de l’hébergement.</text:span><text:span text:style-name="T6"/></text:p>
        </text:list-item>
        <text:list-item>
          <text:p text:style-name="P13" loext:marker-style-name="T6"><text:span text:style-name="T6">Adresses e-mail.</text:span><text:span text:style-name="T6"/></text:p>
        </text:list-item>
      </text:list>
      <text:p text:style-name="P23" loext:marker-style-name="T6"/>
      <text:p text:style-name="P31" loext:marker-style-name="T11"/>
      <text:list xml:id="list102048873908761" text:continue-list="list102048601214189" text:style-name="WWNum4">
        <text:list-item>
          <text:p text:style-name="P14" loext:marker-style-name="T12"><text:span text:style-name="T11">Accessibilité</text:span><text:span text:style-name="T12"/></text:p>
        </text:list-item>
      </text:list>
      <text:p text:style-name="P34" loext:marker-style-name="T8"><draw:rect text:anchor-type="as-char" style:rel-width="100%" draw:z-index="8" draw:name="Forme4" draw:style-name="gr1" draw:text-style-name="P37" svg:width="24.621cm" svg:height="0.054cm"><text:p/></draw:rect></text:p>
      <text:p text:style-name="P22" loext:marker-style-name="T6"/>
      <text:list text:style-name="WWNum2">
        <text:list-item>
          <text:p text:style-name="P15" loext:marker-style-name="T6"><text:span text:style-name="T6">Compatibilité navigateur.</text:span><text:span text:style-name="T6"/></text:p>
        </text:list-item>
        <text:list-item>
          <text:p text:style-name="P15" loext:marker-style-name="T6"><text:span text:style-name="T6">Types d’appareils.</text:span><text:span text:style-name="T6"/></text:p>
        </text:list-item>
      </text:list>
      <text:p text:style-name="P23" loext:marker-style-name="T6"/>
      <text:p text:style-name="P22" loext:marker-style-name="T6"/>
      <text:list xml:id="list102048634848462" text:continue-list="list102048873908761" text:style-name="WWNum4">
        <text:list-item>
          <text:p text:style-name="P14" loext:marker-style-name="T11"><text:span text:style-name="T11">Services tiers</text:span><text:span text:style-name="T11"/></text:p>
        </text:list-item>
      </text:list>
      <text:p text:style-name="P34" loext:marker-style-name="T8"><draw:rect text:anchor-type="as-char" style:rel-width="100%" draw:z-index="9" draw:name="Forme5" draw:style-name="gr1" draw:text-style-name="P37" svg:width="24.621cm" svg:height="0.054cm"><text:p/></draw:rect></text:p>
      <text:p text:style-name="P22" loext:marker-style-name="T6"/>
      <text:list text:style-name="WWNum1">
        <text:list-item>
          <text:p text:style-name="P16" loext:marker-style-name="T10"><text:span text:style-name="T6">Noms et justification de ceux qui devront être implémentés pour le bon fonctionnement et le suivi du site (par exemple les plugins).</text:span><text:span text:style-name="T10"/></text:p>
        </text:list-item>
      </text:list>
      <text:p text:style-name="P20" loext:marker-style-name="T8"/>
      <text:list xml:id="list102048798461248" text:continue-list="list102048634848462" text:style-name="WWNum4">
        <text:list-item>
          <text:p text:style-name="P14" loext:marker-style-name="T11"><text:span text:style-name="T11">Recommandations en termes de sécurité</text:span><text:span text:style-name="T11"/></text:p>
        </text:list-item>
      </text:list>
      <text:p text:style-name="P34" loext:marker-style-name="T8"><draw:rect text:anchor-type="as-char" style:rel-width="100%" draw:z-index="10" draw:name="Forme6" draw:style-name="gr1" draw:text-style-name="P37" svg:width="24.621cm" svg:height="0.054cm"><text:p/></draw:rect></text:p>
      <text:p text:style-name="P21" loext:marker-style-name="T8"/>
      <text:list text:style-name="WWNum6">
        <text:list-item>
          <text:p text:style-name="P17" loext:marker-style-name="T6"><text:soft-page-break/><text:span text:style-name="T6">Accès aux comptes, plugins…</text:span><text:span text:style-name="T6"/></text:p>
        </text:list-item>
      </text:list>
      <text:p text:style-name="P3" loext:marker-style-name="T8"><text:span text:style-name="T6"><text:line-break/></text:span><text:span text:style-name="T8"/></text:p>
      <text:list text:continue-list="list102048798461248" text:style-name="WWNum4">
        <text:list-item>
          <text:p text:style-name="P14" loext:marker-style-name="T11"><text:span text:style-name="T11">Maintenance du site et futures mises à jour</text:span><draw:rect text:anchor-type="as-char" style:rel-width="100%" draw:z-index="11" draw:name="Forme7" draw:style-name="gr1" draw:text-style-name="P37" svg:width="24.621cm" svg:height="0.054cm"><text:p/></draw:rect></text:p>
        </text:list-item>
      </text:list>
      <text:p text:style-name="P20" loext:marker-style-name="T8"/>
      <text:list text:style-name="WWNum3">
        <text:list-item>
          <text:p text:style-name="P18" loext:marker-style-name="T6"><text:span text:style-name="T6">Grandes lignes du contrat de maintenance.</text:span><text:span text:style-name="T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normal">
      <style:paragraph-properties fo:text-align="start" style:justify-single-word="false"/>
    </style:style>
    <style:style style:name="MP2" style:family="paragraph" style:parent-style-name="normal">
      <style:paragraph-properties fo:text-align="start" style:justify-single-word="false"/>
      <style:text-properties officeooo:paragraph-rsid="0003510b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1.png" text:anchor-type="char" svg:x="9.491cm" svg:y="-2.143cm" svg:width="5.622cm" svg:height="2.812cm" draw:z-index="4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15T10:20:47.484000000</dc:date>
    <meta:editing-duration>P1DT6H26M38S</meta:editing-duration>
    <meta:editing-cycles>4</meta:editing-cycles>
    <meta:generator>LibreOffice/7.6.4.1$Windows_X86_64 LibreOffice_project/e19e193f88cd6c0525a17fb7a176ed8e6a3e2aa1</meta:generator>
    <meta:document-statistic meta:table-count="3" meta:image-count="1" meta:object-count="0" meta:page-count="5" meta:paragraph-count="96" meta:word-count="571" meta:character-count="3527" meta:non-whitespace-character-count="3054"/>
  </office:meta>
</office:document-meta>
</file>